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76B000006770F8979CE1DD28E6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41.75cm" fo:min-width="66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8.191cm" svg:height="41.999cm" svg:x="9.405cm" svg:y="0.001cm">
          <draw:image xlink:href="Pictures/100000000000076B000006770F8979CE1DD28E6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7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0:53:19.921717100</meta:creation-date>
    <dc:date>2023-03-30T19:58:20.013943608</dc:date>
    <meta:editing-duration>PT8M49S</meta:editing-duration>
    <meta:editing-cycles>2</meta:editing-cycles>
    <meta:generator>LibreOffice/7.5.1.2$MacOSX_X86_64 LibreOffice_project/fcbaee479e84c6cd81291587d2ee68cba099e129</meta:generator>
    <meta:document-statistic meta:object-count="2"/>
  </office:meta>
</office:document-meta>
</file>